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
      <style:text-properties fo:font-weight="normal" style:font-weight-asian="normal" style:font-weight-complex="normal"/>
    </style:style>
    <style:style style:name="P2" style:family="paragraph" style:parent-style-name="Chapter_20_Number" style:master-page-name="Standard"/>
    <style:style style:name="P3" style:family="paragraph" style:parent-style-name="Body_20_Text_20_Cont">
      <style:text-properties fo:font-weight="bold" style:font-weight-asian="bold" style:font-weight-complex="bold"/>
    </style:style>
    <style:style style:name="P4" style:family="paragraph" style:parent-style-name="Body_20_Text_20_Cont">
      <style:text-properties fo:font-weight="normal" style:font-weight-asian="normal" style:font-weight-complex="normal"/>
    </style:style>
    <style:style style:name="P5" style:family="paragraph" style:parent-style-name="Code_20_First" style:list-style-name="L1"/>
    <style:style style:name="P6" style:family="paragraph" style:parent-style-name="Code" style:list-style-name="L1"/>
    <style:style style:name="P7" style:family="paragraph" style:parent-style-name="Code_20_Last" style:list-style-name="L1"/>
    <style:style style:name="P8" style:family="paragraph" style:parent-style-name="Bullet_20_First" style:list-style-name="L2"/>
    <style:style style:name="P9" style:family="paragraph" style:parent-style-name="Bullet_20_Last" style:list-style-name="L2"/>
    <style:style style:name="T1"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2" style:family="text" style:parent-style-name="Code_20_Inline">
      <style:text-properties fo:color="#008000" style:font-name="TheSansMonoConNormal" fo:font-size="10pt" fo:language="en" fo:country="US" style:font-name-asian="Times New Roman" style:font-size-asian="10pt" style:font-name-complex="Times New Roman" style:font-size-complex="10pt" style:language-complex="ar" style:country-complex="SA"/>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parent-style-name="Code_20_Inline">
      <style:text-properties fo:font-weight="bold" style:font-weight-asian="bold" style:font-weight-complex="bold"/>
    </style:style>
    <text:list-style style:name="L1">
      <text:list-level-style-number text:level="1" style:num-suffix=" " style:num-format="1">
        <style:list-level-properties text:space-before="0.25in" text:min-label-width="0.25in"/>
      </text:list-level-style-number>
      <text:list-level-style-number text:level="2" style:num-suffix=" " style:num-format="1">
        <style:list-level-properties text:space-before="0.5in" text:min-label-width="0.25in"/>
      </text:list-level-style-number>
      <text:list-level-style-number text:level="3" style:num-suffix=" " style:num-format="1">
        <style:list-level-properties text:space-before="0.75in" text:min-label-width="0.25in"/>
      </text:list-level-style-number>
      <text:list-level-style-number text:level="4" style:num-suffix=" " style:num-format="1">
        <style:list-level-properties text:space-before="1in" text:min-label-width="0.25in"/>
      </text:list-level-style-number>
      <text:list-level-style-number text:level="5" style:num-suffix=" " style:num-format="1">
        <style:list-level-properties text:space-before="1.25in" text:min-label-width="0.25in"/>
      </text:list-level-style-number>
      <text:list-level-style-number text:level="6" style:num-suffix=" " style:num-format="1">
        <style:list-level-properties text:space-before="1.5in" text:min-label-width="0.25in"/>
      </text:list-level-style-number>
      <text:list-level-style-number text:level="7" style:num-suffix=" " style:num-format="1">
        <style:list-level-properties text:space-before="1.75in" text:min-label-width="0.25in"/>
      </text:list-level-style-number>
      <text:list-level-style-number text:level="8" style:num-suffix=" " style:num-format="1">
        <style:list-level-properties text:space-before="2in" text:min-label-width="0.25in"/>
      </text:list-level-style-number>
      <text:list-level-style-number text:level="9" style:num-suffix=" " style:num-format="1">
        <style:list-level-properties text:space-before="2.25in" text:min-label-width="0.25in"/>
      </text:list-level-style-number>
      <text:list-level-style-number text:level="10" style:num-suffix=" "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tracked-changes>
        <text:changed-region text:id="ct1295861408">
          <text:insertion>
            <office:change-info>
              <dc:creator>Matthew Moodie</dc:creator>
              <dc:date>2006-10-05T16:04:00</dc:date>
            </office:change-info>
          </text:insertion>
        </text:changed-region>
        <text:changed-region text:id="ct1247329268">
          <text:insertion>
            <office:change-info>
              <dc:creator>Ray Lischner</dc:creator>
              <dc:date>2006-10-16T10:06:00</dc:date>
            </office:change-info>
          </text:insertion>
        </text:changed-region>
        <text:changed-region text:id="ct1199447124">
          <text:deletion>
            <office:change-info>
              <dc:creator>Ray Lischner</dc:creator>
              <dc:date>2006-10-16T10:06:00</dc:date>
            </office:change-info>
            <text:p text:style-name="P1">The exception-handling system</text:p>
          </text:deletion>
        </text:changed-region>
        <text:changed-region text:id="ct1235850796">
          <text:insertion>
            <office:change-info>
              <dc:creator>Ray Lischner</dc:creator>
              <dc:date>2006-10-16T10:06:00</dc:date>
            </office:change-info>
          </text:insertion>
        </text:changed-region>
        <text:changed-region text:id="ct1247330680">
          <text:insertion>
            <office:change-info>
              <dc:creator>Ray Lischner</dc:creator>
              <dc:date>2006-10-16T10:06:00</dc:date>
            </office:change-info>
          </text:insertion>
        </text:changed-region>
        <text:changed-region text:id="ct1205621644">
          <text:insertion>
            <office:change-info>
              <dc:creator>Ray Lischner</dc:creator>
              <dc:date>2006-10-16T10:07:00</dc:date>
            </office:change-info>
          </text:insertion>
        </text:changed-region>
        <text:changed-region text:id="ct1199446116">
          <text:insertion>
            <office:change-info>
              <dc:creator>Ray Lischner</dc:creator>
              <dc:date>2006-10-16T10:08:00</dc:date>
            </office:change-info>
          </text:insertion>
        </text:changed-region>
        <text:changed-region text:id="ct1248461292">
          <text:deletion>
            <office:change-info>
              <dc:creator>Ray Lischner</dc:creator>
              <dc:date>2006-10-13T15:53:00</dc:date>
            </office:change-info>
            <text:p text:style-name="Body_20_Text_20_First">with </text:p>
          </text:deletion>
        </text:changed-region>
        <text:changed-region text:id="ct1303159688">
          <text:insertion>
            <office:change-info>
              <dc:creator>Ray Lischner</dc:creator>
              <dc:date>2006-10-13T15:53:00</dc:date>
            </office:change-info>
          </text:insertion>
        </text:changed-region>
        <text:changed-region text:id="ct1248460844">
          <text:insertion>
            <office:change-info>
              <dc:creator>Ray Lischner</dc:creator>
              <dc:date>2006-10-16T10:10:00</dc:date>
            </office:change-info>
          </text:insertion>
        </text:changed-region>
        <text:changed-region text:id="ct1199438144">
          <text:deletion>
            <office:change-info>
              <dc:creator>Ray Lischner</dc:creator>
              <dc:date>2006-10-16T10:10:00</dc:date>
            </office:change-info>
            <text:p text:style-name="Body_20_Text"><text:s/>to avoid unnecessary copying</text:p>
          </text:deletion>
        </text:changed-region>
        <text:changed-region text:id="ct1259802780">
          <text:insertion>
            <office:change-info>
              <dc:creator>Ray Lischner</dc:creator>
              <dc:date>2006-10-16T10:13:00</dc:date>
            </office:change-info>
          </text:insertion>
        </text:changed-region>
        <text:changed-region text:id="ct1245813396">
          <text:insertion>
            <office:change-info>
              <dc:creator>Ray Lischner</dc:creator>
              <dc:date>2006-10-13T16:00:00</dc:date>
            </office:change-info>
          </text:insertion>
        </text:changed-region>
        <text:changed-region text:id="ct1662154964">
          <text:insertion>
            <office:change-info>
              <dc:creator>Ray Lischner</dc:creator>
              <dc:date>2006-10-13T16:04:00</dc:date>
            </office:change-info>
          </text:insertion>
        </text:changed-region>
        <text:changed-region text:id="ct1247331128">
          <text:insertion>
            <office:change-info>
              <dc:creator>Ray Lischner</dc:creator>
              <dc:date>2006-10-16T10:14:00</dc:date>
            </office:change-info>
          </text:insertion>
        </text:changed-region>
        <text:changed-region text:id="ct1244795132">
          <text:insertion>
            <office:change-info>
              <dc:creator>Ray Lischner</dc:creator>
              <dc:date>2006-10-16T10:19:00</dc:date>
            </office:change-info>
          </text:insertion>
        </text:changed-region>
        <text:changed-region text:id="ct1247328260">
          <text:insertion>
            <office:change-info>
              <dc:creator>Ray Lischner</dc:creator>
              <dc:date>2006-10-16T10:18:00</dc:date>
            </office:change-info>
          </text:insertion>
        </text:changed-region>
        <text:changed-region text:id="ct1245810932">
          <text:insertion>
            <office:change-info>
              <dc:creator>Ray Lischner</dc:creator>
              <dc:date>2006-10-16T10:19:00</dc:date>
            </office:change-info>
          </text:insertion>
        </text:changed-region>
        <text:changed-region text:id="ct1251881660">
          <text:deletion>
            <office:change-info>
              <dc:creator>Ray Lischner</dc:creator>
              <dc:date>2006-10-16T10:21:00</dc:date>
            </office:change-info>
            <text:p text:style-name="Body_20_Text_20_First">All p</text:p>
          </text:deletion>
        </text:changed-region>
        <text:changed-region text:id="ct1199444436">
          <text:insertion>
            <office:change-info>
              <dc:creator>Ray Lischner</dc:creator>
              <dc:date>2006-10-16T10:21:00</dc:date>
            </office:change-info>
          </text:insertion>
        </text:changed-region>
        <text:changed-region text:id="ct1247331800">
          <text:deletion>
            <office:change-info>
              <dc:creator>Ray Lischner</dc:creator>
              <dc:date>2006-10-16T10:22:00</dc:date>
            </office:change-info>
            <text:p text:style-name="Body_20_Text">The function then calls constructors for local variables</text:p>
          </text:deletion>
        </text:changed-region>
        <text:changed-region text:id="ct1244798380">
          <text:deletion>
            <office:change-info>
              <dc:creator>Ray Lischner</dc:creator>
              <dc:date>2006-10-16T10:22:00</dc:date>
            </office:change-info>
            <text:p text:style-name="Body_20_Text">, and begins executing the function body. </text:p>
          </text:deletion>
        </text:changed-region>
        <text:changed-region text:id="ct1252132432">
          <text:insertion>
            <office:change-info>
              <dc:creator>Ray Lischner</dc:creator>
              <dc:date>2006-10-16T10:23:00</dc:date>
            </office:change-info>
          </text:insertion>
        </text:changed-region>
        <text:changed-region text:id="ct1252132880">
          <text:insertion>
            <office:change-info>
              <dc:creator>Ray Lischner</dc:creator>
              <dc:date>2006-10-16T10:24:00</dc:date>
            </office:change-info>
          </text:insertion>
        </text:changed-region>
        <text:changed-region text:id="ct1245356976">
          <text:insertion>
            <office:change-info>
              <dc:creator>Ray Lischner</dc:creator>
              <dc:date>2006-10-16T10:25:00</dc:date>
            </office:change-info>
          </text:insertion>
        </text:changed-region>
        <text:changed-region text:id="ct1252131648">
          <text:insertion>
            <office:change-info>
              <dc:creator>Ray Lischner</dc:creator>
              <dc:date>2006-10-16T10:25:00</dc:date>
            </office:change-info>
          </text:insertion>
        </text:changed-region>
        <text:changed-region text:id="ct1660995020">
          <text:deletion>
            <office:change-info>
              <dc:creator>Ray Lischner</dc:creator>
              <dc:date>2006-10-16T10:25:00</dc:date>
            </office:change-info>
            <text:p text:style-name="Body_20_Text">I</text:p>
          </text:deletion>
        </text:changed-region>
        <text:changed-region text:id="ct1248188516">
          <text:insertion>
            <office:change-info>
              <dc:creator>Ray Lischner</dc:creator>
              <dc:date>2006-10-16T10:25:00</dc:date>
            </office:change-info>
          </text:insertion>
        </text:changed-region>
        <text:changed-region text:id="ct1248187172">
          <text:deletion>
            <office:change-info>
              <dc:creator>Ray Lischner</dc:creator>
              <dc:date>2006-10-16T10:26:00</dc:date>
            </office:change-info>
            <text:p text:style-name="Body_20_Text">the top </text:p>
          </text:deletion>
        </text:changed-region>
        <text:changed-region text:id="ct1251881324">
          <text:insertion>
            <office:change-info>
              <dc:creator>Ray Lischner</dc:creator>
              <dc:date>2006-10-16T10:26:00</dc:date>
            </office:change-info>
          </text:insertion>
        </text:changed-region>
        <text:changed-region text:id="ct1248186836">
          <text:insertion>
            <office:change-info>
              <dc:creator>Ray Lischner</dc:creator>
              <dc:date>2006-10-16T10:26:00</dc:date>
            </office:change-info>
          </text:insertion>
        </text:changed-region>
        <text:changed-region text:id="ct1199446900">
          <text:insertion>
            <office:change-info>
              <dc:creator>Ray Lischner</dc:creator>
              <dc:date>2006-10-16T10:26:00</dc:date>
            </office:change-info>
          </text:insertion>
        </text:changed-region>
        <text:changed-region text:id="ct1238528688">
          <text:insertion>
            <office:change-info>
              <dc:creator>Ray Lischner</dc:creator>
              <dc:date>2006-10-16T10:26:00</dc:date>
            </office:change-info>
          </text:insertion>
        </text:changed-region>
        <text:changed-region text:id="ct1248186612">
          <text:deletion>
            <office:change-info>
              <dc:creator>Ray Lischner</dc:creator>
              <dc:date>2006-10-16T10:26:00</dc:date>
            </office:change-info>
            <text:p text:style-name="Body_20_Text">finds one for a <text:span text:style-name="Code_20_Inline">try</text:span> statement</text:p>
          </text:deletion>
        </text:changed-region>
        <text:changed-region text:id="ct1252131424">
          <text:deletion>
            <office:change-info>
              <dc:creator>Ray Lischner</dc:creator>
              <dc:date>2006-10-16T10:26:00</dc:date>
            </office:change-info>
            <text:p text:style-name="Body_20_Text">The type of the exception object is then compared to each <text:span text:style-name="Code_20_Inline">catch</text:span> handler, starting with the first, and continuing until it finds a match. If it doesn’t find a match in that statement, it pops the frame for that statement and keeps popping frames until it finds another <text:span text:style-name="Code_20_Inline">try</text:span> statement to check. </text:p>
          </text:deletion>
        </text:changed-region>
        <text:changed-region text:id="ct1252098428">
          <text:insertion>
            <office:change-info>
              <dc:creator>Ray Lischner</dc:creator>
              <dc:date>2006-10-16T10:26:00</dc:date>
            </office:change-info>
          </text:insertion>
        </text:changed-region>
        <text:changed-region text:id="ct1235625104">
          <text:deletion>
            <office:change-info>
              <dc:creator>Ray Lischner</dc:creator>
              <dc:date>2006-10-16T10:27:00</dc:date>
            </office:change-info>
            <text:p text:style-name="Body_20_Text">the entire stack is popped without ever finding a matching <text:span text:style-name="Code_20_Inline">catch</text:span> handler</text:p>
          </text:deletion>
        </text:changed-region>
        <text:changed-region text:id="ct1199443988">
          <text:deletion>
            <office:change-info>
              <dc:creator>Ray Lischner</dc:creator>
              <dc:date>2006-10-16T10:27:00</dc:date>
            </office:change-info>
            <text:p text:style-name="Body_20_Text"><text:s/>without calling any destructors for static objects</text:p>
          </text:deletion>
        </text:changed-region>
        <text:changed-region text:id="ct1252134448">
          <text:insertion>
            <office:change-info>
              <dc:creator>Ray Lischner</dc:creator>
              <dc:date>2006-10-16T10:27:00</dc:date>
            </office:change-info>
          </text:insertion>
        </text:changed-region>
        <text:changed-region text:id="ct1252131088">
          <text:deletion>
            <office:change-info>
              <dc:creator>Ray Lischner</dc:creator>
              <dc:date>2006-10-16T10:28:00</dc:date>
            </office:change-info>
            <text:p text:style-name="Body_20_Text">Then</text:p>
          </text:deletion>
        </text:changed-region>
        <text:changed-region text:id="ct1252131536">
          <text:insertion>
            <office:change-info>
              <dc:creator>Ray Lischner</dc:creator>
              <dc:date>2006-10-16T10:28:00</dc:date>
            </office:change-info>
          </text:insertion>
        </text:changed-region>
        <text:changed-region text:id="ct1247331016">
          <text:deletion>
            <office:change-info>
              <dc:creator>Ray Lischner</dc:creator>
              <dc:date>2006-10-16T10:28:00</dc:date>
            </office:change-info>
            <text:p text:style-name="Body_20_Text">normal </text:p>
          </text:deletion>
        </text:changed-region>
        <text:changed-region text:id="ct1252098764">
          <text:deletion>
            <office:change-info>
              <dc:creator>Ray Lischner</dc:creator>
              <dc:date>2006-10-16T10:28:00</dc:date>
            </office:change-info>
            <text:p text:style-name="Body_20_Text">the frame for the handler and its <text:span text:style-name="Code_20_Inline">try</text:span> statement is popped, and then </text:p>
          </text:deletion>
        </text:changed-region>
        <text:changed-region text:id="ct1247331240">
          <text:insertion>
            <office:change-info>
              <dc:creator>Ray Lischner</dc:creator>
              <dc:date>2006-10-16T10:28:00</dc:date>
            </office:change-info>
          </text:insertion>
        </text:changed-region>
        <text:changed-region text:id="ct1199444884">
          <text:deletion>
            <office:change-info>
              <dc:creator>Ray Lischner</dc:creator>
              <dc:date>2006-10-16T10:28:00</dc:date>
            </office:change-info>
            <text:p text:style-name="Body_20_Text">continues</text:p>
          </text:deletion>
        </text:changed-region>
        <text:changed-region text:id="ct1199446564">
          <text:deletion>
            <office:change-info>
              <dc:creator>Ray Lischner</dc:creator>
              <dc:date>2006-10-16T10:29:00</dc:date>
            </office:change-info>
            <text:p text:style-name="Body_20_Text">Thus, a</text:p>
          </text:deletion>
        </text:changed-region>
        <text:changed-region text:id="ct1199445668">
          <text:insertion>
            <office:change-info>
              <dc:creator>Ray Lischner</dc:creator>
              <dc:date>2006-10-16T10:29:00</dc:date>
            </office:change-info>
          </text:insertion>
        </text:changed-region>
        <text:changed-region text:id="ct1247330456">
          <text:deletion>
            <office:change-info>
              <dc:creator>Ray Lischner</dc:creator>
              <dc:date>2006-10-16T10:32:00</dc:date>
            </office:change-info>
            <text:p text:style-name="Body_20_Text_20_First">lazy </text:p>
          </text:deletion>
        </text:changed-region>
        <text:changed-region text:id="ct1248188404">
          <text:insertion>
            <office:change-info>
              <dc:creator>Ray Lischner</dc:creator>
              <dc:date>2006-10-16T10:33:00</dc:date>
            </office:change-info>
          </text:insertion>
        </text:changed-region>
        <text:changed-region text:id="ct1199446228">
          <text:insertion>
            <office:change-info>
              <dc:creator>Ray Lischner</dc:creator>
              <dc:date>2006-10-16T10:34:00</dc:date>
            </office:change-info>
          </text:insertion>
        </text:changed-region>
        <text:changed-region text:id="ct1246007324">
          <text:insertion>
            <office:change-info>
              <dc:creator>Ray Lischner</dc:creator>
              <dc:date>2006-10-16T10:35:00</dc:date>
            </office:change-info>
          </text:insertion>
        </text:changed-region>
        <text:changed-region text:id="ct1247332472">
          <text:insertion>
            <office:change-info>
              <dc:creator>Ray Lischner</dc:creator>
              <dc:date>2006-10-16T10:36:00</dc:date>
            </office:change-info>
          </text:insertion>
        </text:changed-region>
        <text:changed-region text:id="ct1251882892">
          <text:insertion>
            <office:change-info>
              <dc:creator>Ray Lischner</dc:creator>
              <dc:date>2006-10-16T10:37:00</dc:date>
            </office:change-info>
          </text:insertion>
        </text:changed-region>
        <text:changed-region text:id="ct1660994124">
          <text:deletion>
            <office:change-info>
              <dc:creator>Ray Lischner</dc:creator>
              <dc:date>2006-10-16T10:37:00</dc:date>
            </office:change-info>
            <text:p text:style-name="Body_20_Text"><text:span text:style-name="T1"><text:s/></text:span></text:p>
          </text:deletion>
        </text:changed-region>
        <text:changed-region text:id="ct1248187956">
          <text:deletion>
            <office:change-info>
              <dc:creator>Ray Lischner</dc:creator>
              <dc:date>2006-10-16T10:38:00</dc:date>
            </office:change-info>
            <text:p text:style-name="Body_20_Text"><text:span text:style-name="T1">Nested classes are a common programming technique. </text:span></text:p>
          </text:deletion>
        </text:changed-region>
        <text:changed-region text:id="ct1248187284">
          <text:deletion>
            <office:change-info>
              <dc:creator>Ray Lischner</dc:creator>
              <dc:date>2006-10-16T10:37:00</dc:date>
            </office:change-info>
            <text:p text:style-name="Body_20_Text"><text:span text:style-name="T1">It</text:span></text:p>
          </text:deletion>
        </text:changed-region>
        <text:changed-region text:id="ct1247333928">
          <text:deletion>
            <office:change-info>
              <dc:creator>Ray Lischner</dc:creator>
              <dc:date>2006-10-16T10:38:00</dc:date>
            </office:change-info>
            <text:p text:style-name="Body_20_Text"><text:span text:style-name="T1"><text:s/>help</text:span></text:p>
          </text:deletion>
        </text:changed-region>
        <text:changed-region text:id="ct1247333816">
          <text:deletion>
            <office:change-info>
              <dc:creator>Ray Lischner</dc:creator>
              <dc:date>2006-10-16T10:37:00</dc:date>
            </office:change-info>
            <text:p text:style-name="Body_20_Text"><text:span text:style-name="T1">s</text:span></text:p>
          </text:deletion>
        </text:changed-region>
        <text:changed-region text:id="ct1247334264">
          <text:deletion>
            <office:change-info>
              <dc:creator>Ray Lischner</dc:creator>
              <dc:date>2006-10-16T10:38:00</dc:date>
            </office:change-info>
            <text:p text:style-name="Body_20_Text"><text:span text:style-name="T1"><text:s/>avoid collisions with anything else that might be named </text:span><text:span text:style-name="T2">zero_denominator</text:span><text:span text:style-name="T1"> in the program. It </text:span></text:p>
          </text:deletion>
        </text:changed-region>
        <text:changed-region text:id="ct1248186500">
          <text:format-change>
            <office:change-info>
              <dc:creator>Ray Lischner</dc:creator>
              <dc:date>2006-10-16T10:39:00</dc:date>
            </office:change-info>
          </text:format-change>
        </text:changed-region>
        <text:changed-region text:id="ct1295850904">
          <text:deletion>
            <office:change-info>
              <dc:creator>Matthew Moodie</dc:creator>
              <dc:date>2006-10-05T17:12:00</dc:date>
            </office:change-info>
            <text:p text:style-name="Body_20_Text">st</text:p>
          </text:deletion>
        </text:changed-region>
        <text:changed-region text:id="ct1295851240">
          <text:insertion>
            <office:change-info>
              <dc:creator>Matthew Moodie</dc:creator>
              <dc:date>2006-10-05T17:12:00</dc:date>
            </office:change-info>
          </text:insertion>
        </text:changed-region>
        <text:changed-region text:id="ct1251882220">
          <text:insertion>
            <office:change-info>
              <dc:creator>Ray Lischner</dc:creator>
              <dc:date>2006-10-16T10:46:00</dc:date>
            </office:change-info>
          </text:insertion>
        </text:changed-region>
        <text:changed-region text:id="ct1247332248">
          <text:format-change>
            <office:change-info>
              <dc:creator>Ray Lischner</dc:creator>
              <dc:date>2006-10-16T10:46:00</dc:date>
            </office:change-info>
          </text:format-change>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variable-set text:name="comment" text:display="none" text:formula="ooow:0" office:value-type="float" office:value="0" style:data-style-name="N0"/>Exploration <text:variable-set text:name="chapter" office:value-type="float" office:value="43" style:data-style-name="N0">43</text:variable-set></text:p>
      <text:p text:style-name="Chapter_20_Title">Exceptions</text:p>
      <text:p text:style-name="Body_20_Text_20_First">You may have been dismayed by the lack of error-checking and error-handling in the explorations so far. That’s about to change. C++, like most modern programming languages, supports exceptions as a way to jump out of the normal flow of control in response to an error or other exceptional condition. This exploration introduces exceptions: how to throw them, how to catch them, when the language and library use them, and when and how you should use them.</text:p>
      <text:p text:style-name="Heading_20_1">Introducing Exceptions</text:p>
      <text:p text:style-name="Body_20_Text_20_First">Exploration 9 introduced vector’s <text:span text:style-name="Code_20_Inline">at</text:span> member function, which retrieves a vector element at a particular index. At the time, I wrote that most programs you read would use square brackets instead. Now is a good time to take a close look at the difference between square brackets and the <text:span text:style-name="Code_20_Inline">at</text:span> function. First, take a look at two programs. Listing <text:variable-get text:name="chapter" office:value-type="float" style:data-style-name="N0">43</text:variable-get>-<text:reference-ref text:reference-format="text" text:ref-name="vector_at_code">1</text:reference-ref> shows a simple program that uses a vector.</text:p>
      <text:p text:style-name="Code_20_Caption">Listing <text:variable-get text:name="chapter" office:value-type="float" style:data-style-name="N0">43</text:variable-get>-<text:reference-mark-start text:name="vector_at_code"/><text:sequence text:ref-name="refText0" text:name="Text" text:formula="ooow:Text+1" style:num-format="1">1</text:sequence><text:reference-mark-end text:name="vector_at_code"/>. Accessing an element of a vector</text:p>
      <text:p text:style-name="Code_20_First">#include &lt;vector&gt;</text:p>
      <text:p text:style-name="Code"/>
      <text:p text:style-name="Code">int main()</text:p>
      <text:p text:style-name="Code">{</text:p>
      <text:p text:style-name="Code"><text:s text:c="2"/>std::vector&lt;int&gt; data;</text:p>
      <text:p text:style-name="Code"><text:s text:c="2"/>data.push_back(10);</text:p>
      <text:p text:style-name="Code"><text:s text:c="2"/>data.push_back(20);</text:p>
      <text:p text:style-name="Code_20_Bold"><text:s text:c="2"/>data.at(5) = 0;</text:p>
      <text:p text:style-name="Code_20_Last">}</text:p>
      <text:p text:style-name="P3">What do you expect to happen when you run this program?</text:p>
      <text:p text:style-name="Body_20_Text_20_First">~LLL</text:p>
      <text:p text:style-name="P3">Try it. What actually happens?</text:p>
      <text:p text:style-name="Body_20_Text_20_First">~LLL</text:p>
      <text:p text:style-name="P4">The vector index, 5, is out of bounds. The only valid indices for <text:span text:style-name="Code_20_Inline">data</text:span> are 0 and 1, so it’s no wonder that the program terminates with a nastygram. Now consider the program in Listing <text:variable-get text:name="chapter" office:value-type="float" style:data-style-name="N0">43</text:variable-get>-<text:reference-ref text:reference-format="text" text:ref-name="vector_subscript_code">2</text:reference-ref>.</text:p>
      <text:p text:style-name="Code_20_Caption">Listing <text:variable-get text:name="chapter" office:value-type="float" style:data-style-name="N0">43</text:variable-get>-<text:reference-mark-start text:name="vector_subscript_code"/><text:sequence text:ref-name="refText1" text:name="Text" text:formula="ooow:Text+1" style:num-format="1">2</text:sequence><text:reference-mark-end text:name="vector_subscript_code"/>. Another way to access an element of a vector</text:p>
      <text:p text:style-name="Code_20_First">#include &lt;vector&gt;</text:p>
      <text:p text:style-name="Code"/>
      <text:p text:style-name="Code">int main()</text:p>
      <text:p text:style-name="Code">{</text:p>
      <text:p text:style-name="Code"><text:s text:c="2"/>std::vector&lt;int&gt; data;</text:p>
      <text:p text:style-name="Code"><text:s text:c="2"/>data.push_back(10);</text:p>
      <text:p text:style-name="Code"><text:s text:c="2"/>data.push_back(20);</text:p>
      <text:p text:style-name="Code_20_Bold"><text:s text:c="2"/>data[5] = 0;</text:p>
      <text:p text:style-name="Code_20_Last">}</text:p>
      <text:p text:style-name="P3">What do you expect to happen when you run this program?</text:p>
      <text:p text:style-name="Body_20_Text_20_First">~LLL</text:p>
      <text:p text:style-name="P3">Try it. What actually happens?</text:p>
      <text:p text:style-name="Body_20_Text_20_First">~LLL</text:p>
      <text:p text:style-name="P4">The vector index, 5, is still out of bounds. If you still get a nastygram, you get a different one than before. On the other hand, the program might run to completion without any indication of any error whatsoever. You might find that disturbing, but such is the case of undefined behavior. Anything can happen.</text:p>
      <text:p text:style-name="P1">That, in a nutshell, is the difference between using subscripts (<text:span text:style-name="Code_20_Inline">[]</text:span>) and the <text:span text:style-name="Code_20_Inline">at</text:span> member function. If the index is invalid, the <text:span text:style-name="Code_20_Inline">at</text:span> member function causes the program to terminate in a predictable, controlled fashion. You can write additional code and avoid termination, take appropriate actions to clean up prior to termination, or let the program end.</text:p>
      <text:p text:style-name="P1">The subscript operator, on the other hand, results in undefined behavior if the index is invalid. Anything can happen, so you have no control. None whatsoever. If the software is controlling, say, an airplane, then “anything” involves many options that are too unpleasant to imagine. On a typical desktop workstation, a more likely scenario is that the program crashes, which is a go<text:change-start text:change-id="ct1295861408"/>o<text:change-end text:change-id="ct1295861408"/>d thing because it tells you that something went wrong. The worst possible consequence is that nothing obvious happens, and the program silently uses a garbage value and keeps running.</text:p>
      <text:p text:style-name="P1">The <text:span text:style-name="Code_20_Inline">at</text:span> member function, and many other functions, can <text:span text:style-name="T3">throw exceptions</text:span> to signal an error. When a program throws an exception, the normal, statement-by-statement progression of the program is interrupted. Instead, a special exception-handling system takes control of the program. <text:change-start text:change-id="ct1247329268"/>The standard gives some leeway in how this system actually works, but you can imagine that <text:change-end text:change-id="ct1247329268"/><text:change text:change-id="ct1199447124"/><text:change-start text:change-id="ct1235850796"/>it<text:change-end text:change-id="ct1235850796"/> forces functions to end and destroys local objects and parameters, although the functions do not return a value to the caller. Instead, functions are forcefully ended, one at a time, until a special code block is found to <text:span text:style-name="T3">catch</text:span> the exception<text:hidden-text text:condition="ooow:comment == 1" text:string-value="strictly speaking it does not work like that, the stack is only unwound if a suitable catch is found." text:is-hidden="true">strictly speaking it does not work like that, the stack is only unwound if a suitable catch is found.</text:hidden-text><text:change-start text:change-id="ct1247330680"/><text:hidden-text text:condition="ooow:" text:string-value="[RL]It’s implementation-defined, but I find it easier to understand this way" text:is-hidden="true"/><text:change-end text:change-id="ct1247330680"/>. Use the <text:span text:style-name="Code_20_Inline">try</text:span>-<text:span text:style-name="Code_20_Inline">catch</text:span> statement to set up these special code blocks in a program. A <text:span text:style-name="Code_20_Inline">catch</text:span> block is also called an <text:span text:style-name="T3">exception handler</text:span>.</text:p>
      <text:p text:style-name="P1">When a program throws an exception (with the <text:span text:style-name="Code_20_Inline">throw</text:span> keyword), it throws a value, called an exception object, which can be an object of nearly any type<text:hidden-text text:condition="ooow:comment == 1" text:string-value="But it must be copy constructable. That is an absolute requirement" text:is-hidden="true">But it must be copy constructable. That is an absolute requirement</text:hidden-text><text:change-start text:change-id="ct1205621644"/><text:hidden-text text:condition="ooow:" text:string-value="[RL]The book hasn’t discussed private copy constructors or anything like that yet. I don’t want to muddy the waters by bringing them up now" text:is-hidden="true"/><text:change-end text:change-id="ct1205621644"/>. By convention, exceptions inherit from the <text:span text:style-name="Code_20_Inline">std::exception</text:span> class or one of several subclasses that the standard library provides<text:hidden-text text:condition="ooow:comment == 1" text:string-value="well we might like it that way, but many programmers and libraries do not do that. Actually it is a sub-example of the 'universal base' which is not a good way to go in C++" text:is-hidden="true">well we might like it that way, but many programmers and libraries do not do that. Actually it is a sub-example of the 'universal base' which is not a good way to go in C++</text:hidden-text>.<text:change-start text:change-id="ct1199446116"/> Third-party class libraries sometimes introduce their own exception base class.<text:change-end text:change-id="ct1199446116"/></text:p>
      <text:p text:style-name="P1">An exception handler also has an object declaration, which has a <text:s/>type, and the handler accepts only exception objects of the same type or of a derived type. If no exception handler has a matching type, or if you don’t write any handler at all, the program terminates, which is what happens with Listing <text:variable-get text:name="chapter" office:value-type="float" style:data-style-name="N0">43</text:variable-get>-<text:reference-ref text:reference-format="text" text:ref-name="vector_at_code">1</text:reference-ref>. The remainder of this exploration examines each aspect of exception-handling in detail.</text:p>
      <text:p text:style-name="Heading_20_1">Catching Exceptions</text:p>
      <text:p text:style-name="Body_20_Text_20_First">An exception handler is said to <text:span text:style-name="T3">catch</text:span> an exception. Write an exception handler <text:change text:change-id="ct1248461292"/><text:change-start text:change-id="ct1303159688"/>at the end of <text:change-end text:change-id="ct1303159688"/>a <text:span text:style-name="Code_20_Inline">try</text:span> statement<text:hidden-text text:condition="ooow:comment == 1" text:string-value="I find that statement very confusing. A try is not part of a handler. I know what you mean but you have not said it." text:is-hidden="true">I find that statement very confusing. A try is not part of a handler. I know what you mean but you have not said it.</text:hidden-text>: the <text:span text:style-name="Code_20_Inline">try</text:span> keyword is followed by a compound statement (it must be compound), followed by a series of <text:span text:style-name="T3">handlers</text:span>. Each handler starts with a <text:span text:style-name="Code_20_Inline">catch</text:span> keyword, followed by parentheses that enclose the declaration of a exception handler object. After the parentheses is a compound statement, which is the body of the exception handler.</text:p>
      <text:p text:style-name="Body_20_Text">When the type of the exception object matches the type of the exception handler object, the handler is deemed a match, and the exception object is copied to the handler object, or the handler declaration can be a reference<text:change-start text:change-id="ct1248460844"/>, which sometimes saves you one extra copy of the exception object<text:change-end text:change-id="ct1248460844"/><text:change text:change-id="ct1199438144"/><text:hidden-text text:condition="ooow:comment == 1" text:string-value="However there will still be a potential copy made (to move the exception object to a safe location when the stack is unwound" text:is-hidden="true">However there will still be a potential copy made (to move the exception object to a safe location when the stack is unwound</text:hidden-text>. Most handlers don’t need to modify the exception object, so the handler declaration is typically a reference to <text:span text:style-name="Code_20_Inline">const</text:span>.<text:change-start text:change-id="ct1259802780"/> A “match” is when the exception object’s type is the same as the handler’s declared type or a class derived from the handler’s declared type, ignoring whether the handler is <text:span text:style-name="Code_20_Inline">const</text:span> or a reference.<text:change-end text:change-id="ct1259802780"/></text:p>
      <text:p text:style-name="Body_20_Text">The exception-handling system transfers control to the handler, so the handler’s body runs normally, and control resumes with the statement after the end of the entire <text:span text:style-name="Code_20_Inline">try</text:span>-<text:span text:style-name="Code_20_Inline">catch</text:span> statement, that is, after the statement’s last <text:span text:style-name="Code_20_Inline">catch</text:span> handler. The handler types are tried in order, and the first match <text:hidden-text text:condition="ooow:comment == 1" text:string-value="but match in the widest sense of the word, the exception object needs only to be convertible to the type of the catch 'parameter'" text:is-hidden="true">but match in the widest sense of the word, the exception object needs only to be convertible to the type of the catch 'parameter'</text:hidden-text><text:change-start text:change-id="ct1245813396"/><text:hidden-text text:condition="ooow:" text:string-value="[RL]No, match is pretty narrow (15.3p3)." text:is-hidden="true"/><text:change-end text:change-id="ct1245813396"/>wins. Thus, you should always list the most specific types first, and base class types later.</text:p>
      <text:p text:style-name="Body_20_Text">A base class exception handler type matches any exception object of a derived type. To handle all exceptions that the standard library might throw, write the handler to catch <text:span text:style-name="Code_20_Inline">std::exception</text:span> (declared in <text:span text:style-name="Code_20_Inline">&lt;exception&gt;</text:span>), which is the base class for all standard exceptions. Listing <text:variable-get text:name="chapter" office:value-type="float" style:data-style-name="N0">43</text:variable-get>-<text:reference-ref text:reference-format="text" text:ref-name="string_code">3</text:reference-ref> demonstrates some different standard exceptions that the <text:span text:style-name="Code_20_Inline">std::string</text:span> class can throw. Try out the program by typing strings of varying length.</text:p>
      <text:p text:style-name="Code_20_Caption">Listing <text:variable-get text:name="chapter" office:value-type="float" style:data-style-name="N0">43</text:variable-get>-<text:reference-mark-start text:name="string_code"/><text:sequence text:ref-name="refText2" text:name="Text" text:formula="ooow:Text+1" style:num-format="1">3</text:sequence><text:reference-mark-end text:name="string_code"/>. Forcing a <text:span text:style-name="Code_20_Inline">string</text:span> to throw exceptions</text:p>
      <text:p text:style-name="Code_20_First">#include &lt;exception&gt;</text:p>
      <text:p text:style-name="Code">#include &lt;iostream&gt;</text:p>
      <text:p text:style-name="Code">#include &lt;istream&gt;</text:p>
      <text:p text:style-name="Code">#include &lt;ostream&gt;</text:p>
      <text:p text:style-name="Code">#include &lt;stdexcept&gt;</text:p>
      <text:p text:style-name="Code">#include &lt;string&gt;</text:p>
      <text:p text:style-name="Code"/>
      <text:p text:style-name="Code">int main()</text:p>
      <text:p text:style-name="Code">{</text:p>
      <text:p text:style-name="Code"><text:s text:c="2"/>std::string line;</text:p>
      <text:p text:style-name="Code"><text:s text:c="2"/>while (std::getline(std::cin, line))</text:p>
      <text:p text:style-name="Code"><text:s text:c="2"/>{</text:p>
      <text:p text:style-name="Code"><text:s text:c="4"/>try</text:p>
      <text:p text:style-name="Code"><text:s text:c="4"/>{</text:p>
      <text:p text:style-name="Code"><text:s text:c="6"/>line.at(10) = ' '; <text:s text:c="30"/>// can throw out_of_range</text:p>
      <text:p text:style-name="Code"><text:s text:c="6"/>for (std::string::size_type size(line.size());</text:p>
      <text:p text:style-name="Code"><text:s text:c="11"/>size &lt; line.max_size();</text:p>
      <text:p text:style-name="Code"><text:s text:c="11"/>size = size * 2)</text:p>
      <text:p text:style-name="Code"><text:s text:c="6"/>{</text:p>
      <text:p text:style-name="Code"><text:s text:c="8"/>line.resize(size); <text:s text:c="28"/>// can throw bad_alloc</text:p>
      <text:p text:style-name="Code"><text:s text:c="6"/>}</text:p>
      <text:p text:style-name="Code"><text:s text:c="6"/>line.resize(line.max_size()); <text:s text:c="19"/>// can throw bad_alloc</text:p>
      <text:p text:style-name="Code"><text:s text:c="6"/>line.push_back('x'); <text:s text:c="28"/>// throws length_error</text:p>
      <text:p text:style-name="Code"><text:s text:c="6"/>std::cout &lt;&lt; "okay\n";</text:p>
      <text:p text:style-name="Code"><text:s text:c="4"/>}</text:p>
      <text:p text:style-name="Code"><text:s text:c="4"/>catch (std::out_of_range const&amp; ex)</text:p>
      <text:p text:style-name="Code"><text:s text:c="4"/>{</text:p>
      <text:p text:style-name="Code"><text:s text:c="7"/>std::cout &lt;&lt; ex.what() &lt;&lt; '\n';</text:p>
      <text:p text:style-name="Code"><text:s text:c="7"/>std::cout &lt;&lt; "string index (10) out of range.\n";</text:p>
      <text:p text:style-name="Code"><text:s text:c="4"/>}</text:p>
      <text:p text:style-name="Code"><text:s text:c="4"/>catch (std::length_error const&amp; ex)</text:p>
      <text:p text:style-name="Code"><text:s text:c="4"/>{</text:p>
      <text:p text:style-name="Code"><text:s text:c="6"/>std::cout &lt;&lt; ex.what() &lt;&lt; '\n';</text:p>
      <text:p text:style-name="Code"><text:s text:c="6"/>std::cout &lt;&lt; "maximum string length (" &lt;&lt; line.max_size() &lt;&lt; ") exceeded.\n";</text:p>
      <text:p text:style-name="Code"><text:s text:c="4"/>}</text:p>
      <text:p text:style-name="Code"><text:s text:c="4"/>catch (std::exception const&amp; ex)</text:p>
      <text:p text:style-name="Code"><text:s text:c="4"/>{</text:p>
      <text:p text:style-name="Code"><text:s text:c="6"/>std::cout &lt;&lt; "other exception: " &lt;&lt; ex.what() &lt;&lt; '\n';</text:p>
      <text:p text:style-name="Code"><text:s text:c="4"/>}</text:p>
      <text:p text:style-name="Code"><text:s text:c="4"/>catch (...)</text:p>
      <text:p text:style-name="Code"><text:s text:c="4"/>{</text:p>
      <text:p text:style-name="Code"><text:s text:c="6"/>std::cout &lt;&lt; "Unknown exception type. Program terminating.\n";</text:p>
      <text:p text:style-name="Code"><text:s text:c="6"/>std::terminate();</text:p>
      <text:p text:style-name="Code"><text:s text:c="4"/>}</text:p>
      <text:p text:style-name="Code"><text:s text:c="2"/>}</text:p>
      <text:p text:style-name="Code_20_Last">}</text:p>
      <text:p text:style-name="Body_20_Text_20_Cont">If you type a line that contains ten or fewer characters, the <text:span text:style-name="Code_20_Inline">line.at(10)</text:span> expression throws an <text:span text:style-name="Code_20_Inline">std::out_of_range</text:span> exception. If the string has more than ten characters, the program tries to increase the string size, using every-growing sizes. Most likely, the size will eventually exceed available memory<text:hidden-text text:condition="ooow:comment == 1" text:string-value="on most modern systems this is actually pretty unlikely. I cannot remember ever seeing bad_alloc triggered by any single object." text:is-hidden="true">on most modern systems this is actually pretty unlikely. I cannot remember ever seeing bad_alloc triggered by any single object.</text:hidden-text><text:change-start text:change-id="ct1662154964"/><text:hidden-text text:condition="ooow:" text:string-value="[RL]The loop to double the string size each iteration will hit bad_alloc pretty quickly." text:is-hidden="true"/><text:change-end text:change-id="ct1662154964"/>, in which case the <text:span text:style-name="Code_20_Inline">resize()</text:span> function will throw <text:span text:style-name="Code_20_Inline">std::bad_alloc</text:span>. If you <text:change-start text:change-id="ct1247331128"/>have <text:change-end text:change-id="ct1247331128"/>lots and lots of memory, the next error situation is forcing the string size to the limit that string supports, and then trying to add another character to the string, which causes the <text:span text:style-name="Code_20_Inline">push_back</text:span> function to throw <text:span text:style-name="Code_20_Inline">std::length_error</text:span>. (The <text:span text:style-name="Code_20_Inline">max_size</text:span> member function returns the maximum number of elements that a container, such as <text:span text:style-name="Code_20_Inline">std::string</text:span>, can contain.)</text:p>
      <text:p text:style-name="Body_20_Text">The base class handler catches any exceptions that the first two handlers miss, in particular, it catches <text:span text:style-name="Code_20_Inline">std::bad_alloc</text:span>. The <text:span text:style-name="Code_20_Inline">what()</text:span> member function returns a string that describes the exception. The exact contents of the string vary by implementation. As a general rule, I do not recommend showing the <text:span text:style-name="Code_20_Inline">what()</text:span> string to users. Instead, use the type of the exception object to format a suitable error message. Thus, a better solution would be to write an explicit handler to catch <text:span text:style-name="Code_20_Inline">bad_alloc</text:span>, but I want to demonstrate a handler for a base class.</text:p>
      <text:p text:style-name="Body_20_Text">The final <text:span text:style-name="Code_20_Inline">catch</text:span> handler uses an ellipsis (<text:span text:style-name="Code_20_Inline">...</text:span>) instead of a declaration. This is a catch-all handler that matches any exception. If you use it, it must be last because it matches every exception object, of any type. Because the handler doesn’t know the type of the exception, it has no way to access the exception object. This catch-all handler prints a message and then calls <text:span text:style-name="Code_20_Inline">std::terminat</text:span><text:span text:style-name="Code_20_Inline"><text:span text:style-name="Code_20_Inline">e</text:span></text:span><text:span text:style-name="Code_20_Inline">()</text:span> (declared in <text:span text:style-name="Code_20_Inline">&lt;exception&gt;</text:span>), which terminates the program by calling <text:span text:style-name="Code_20_Inline">std::abort()</text:span>. Because the <text:span text:style-name="Code_20_Inline">std::exception</text:span> catches all standard library exceptions, the final catch-all handler is not really needed, but I wanted to show you how it works.</text:p>
      <text:p text:style-name="Heading_20_1">Throwing Exceptions</text:p>
      <text:p text:style-name="Body_20_Text_20_First">A <text:span text:style-name="T3">throw expression</text:span> throws an exception. The expression consists of the <text:span text:style-name="Code_20_Inline">throw</text:span> keyword followed by an expression, namely, the exception object. The standard exceptions all take a <text:span text:style-name="Code_20_Inline">string</text:span> argument, which becomes the value returned from the <text:span text:style-name="Code_20_Inline">what()</text:span> member function:</text:p>
      <text:p text:style-name="Code_20_Single">throw std::out_of_range("index out of range");</text:p>
      <text:p text:style-name="Body_20_Text_20_Cont">The messages that the standard library uses for its own exceptions are implementation-defined, so you cannot rely on them to provide any useful information.</text:p>
      <text:p text:style-name="Body_20_Text">You can throw an exception anywhere an expression can be used, sort of. The type of a throw expression is <text:span text:style-name="Code_20_Inline">void</text:span>, which means it has no type. Type <text:span text:style-name="Code_20_Inline">void</text:span> is not allowed as an operand for any arithmetic, comparison, etc., operator. Thus, realistically, a <text:span text:style-name="Code_20_Inline">throw</text:span> expression is typically used in an expression statement, all by itself.</text:p>
      <text:p text:style-name="Body_20_Text">You can throw an exception inside a catch handler<text:change-start text:change-id="ct1244795132"/>, which low-level code and libraries often do<text:change-end text:change-id="ct1244795132"/>. You can throw the same exception object or a brand new exception. To rethrow the same object, use the <text:span text:style-name="Code_20_Inline">throw</text:span> keyword without any expression:</text:p>
      <text:p text:style-name="Code_20_First">catch (std::out_of_range const&amp; ex)</text:p>
      <text:p text:style-name="Code">{</text:p>
      <text:p text:style-name="Code"><text:s text:c="2"/>std::cout &lt;&lt; "index out of range\n";</text:p>
      <text:p text:style-name="Code"><text:s text:c="2"/>throw;</text:p>
      <text:p text:style-name="Code_20_Last">}<text:change-start text:change-id="ct1247328260"/></text:p>
      <text:p text:style-name="Body_20_Text_20_Cont">A common case for rethrowing an exception is inside a catch-all handler.<text:change-end text:change-id="ct1247328260"/><text:change-start text:change-id="ct1245810932"/> The catch-all handler performs some important clean-up work, and then propagates the exception so the program can handle it<text:change-end text:change-id="ct1245810932"/></text:p>
      <text:p text:style-name="Body_20_Text">If you throw a new exception, the exception-handling system takes over normally. Control leaves the <text:span text:style-name="Code_20_Inline">try</text:span>-<text:span text:style-name="Code_20_Inline">catch</text:span> block immediately, so the same handler cannot catch the new exception<text:hidden-text text:condition="ooow:comment == 1" text:string-value="note that the commonest use of rethrowing is in a catch-all handler where some partial processing is needed if any exception is thrown and then the exception is rethrown for complet handling elsewhere." text:is-hidden="true">note that the commonest use of rethrowing is in a catch-all handler where some partial processing is needed if any exception is thrown and then the exception is rethrown for complet handling elsewhere.</text:hidden-text>.</text:p>
      <text:p text:style-name="Heading_20_1">Program Stack</text:p>
      <text:p text:style-name="Body_20_Text_20_First">To understand what happens when a program throws an exception, you must first understand the nature of the <text:span text:style-name="T3">program stack</text:span>, sometimes called the <text:span text:style-name="T3">execution stack</text:span>. <text:change text:change-id="ct1251881660"/><text:change-start text:change-id="ct1199444436"/>P<text:change-end text:change-id="ct1199444436"/>rocedural and similar languages use a stack<text:hidden-text text:condition="ooow:comment == 1" text:string-value="I think this is an over statement. Some OSs use other mechanisms such as assigning blocks from some meory resource." text:is-hidden="true">I think this is an over statement. Some OSs use other mechanisms such as assigning blocks from some meory resource.</text:hidden-text> at runtime to keep track of function calls, function arguments, and local variables. The C++ stack also helps keep track of exception handlers.</text:p>
      <text:p text:style-name="Body_20_Text">When a program calls a function, the program pushes a <text:span text:style-name="T3">frame</text:span> onto the stack. The frame has information such as the instruction pointer and other registers, arguments to the function, and possibly some memory for the function’s return value. When a function starts, it might set aside some memory on the stack for local variables. <text:change text:change-id="ct1247331800"/><text:hidden-text text:condition="ooow:comment == 1" text:string-value="this might be misunderstood, calling constructors is just one of the things that happens sequentially in executing a function." text:is-hidden="true">this might be misunderstood, calling constructors is just one of the things that happens sequentially in executing a function.</text:hidden-text><text:change text:change-id="ct1244798380"/>Each local scope pushes a new frame onto the stack. (The compiler might be able to optimize away a physical frame for some local scopes, or even an entire function. Conceptually, however, the following applies.)</text:p>
      <text:p text:style-name="Body_20_Text"><text:change-start text:change-id="ct1252132432"/>While a function executes, it typically constructs a variety of objects: function arguments, local variables, temporary objects, and so on. The compiler keeps track of all the objects the function must create, so it can properly destroy them when the function returns. Local objects are destroyed in the opposite order of their creation.</text:p>
      <text:p text:style-name="Body_20_Text"><text:change-end text:change-id="ct1252132432"/>Frames are dynamic, that is, they represent function calls and the flow of control in a program, not the static representation of source code. Thus, a function can call itself, and each call results in a new frame on the stack, and each frame has its own copy of all the function arguments and local variables.</text:p>
      <text:p text:style-name="Body_20_Text">When a program throws an exception, the normal flow of control stops, and the C++ exception-handling mechanism takes over. The exception object is copied<text:hidden-text text:condition="ooow:comment == 1" text:string-value="which is why exception types must be copy constructable." text:is-hidden="true">which is why exception types must be copy constructable.</text:hidden-text> to a safe place, off the execution stack. The exception-handling code looks through the stack for a <text:span text:style-name="Code_20_Inline">try</text:span> statement.<text:change-start text:change-id="ct1252132880"/> When it finds a try statement, it checks the t<text:change-end text:change-id="ct1252132880"/><text:change-start text:change-id="ct1245356976"/>ypes for each handler in turn, looking for a match. If it doesn’t find a match, it looks for the next <text:span text:style-name="Code_20_Inline">try</text:span> statement, farther back in the stack.<text:change-end text:change-id="ct1245356976"/> <text:change-start text:change-id="ct1252131648"/>It keeps looking until it finds a matching handler or it runs out of frames to search.</text:p>
      <text:p text:style-name="Body_20_Text">When it finds a match, <text:change-end text:change-id="ct1252131648"/><text:change text:change-id="ct1660995020"/><text:change-start text:change-id="ct1248188516"/>i<text:change-end text:change-id="ct1248188516"/>t pops <text:change text:change-id="ct1248187172"/>frame<text:change-start text:change-id="ct1251881324"/>s<text:change-end text:change-id="ct1251881324"/> of<text:change-start text:change-id="ct1248186836"/>f<text:change-end text:change-id="ct1248186836"/> the execution stack, calling destructors for all local objects<text:change-start text:change-id="ct1199446900"/> in each poppped frame<text:change-end text:change-id="ct1199446900"/>, and continues to pop frames until it <text:change-start text:change-id="ct1238528688"/>reaches the handler<text:change-end text:change-id="ct1238528688"/><text:change text:change-id="ct1248186612"/><text:hidden-text text:condition="ooow:comment == 1" text:string-value="No, it must find a suitable handler first before unrolling the stack. If no suitable handler is found the stack is not necessarily unwound. This could be a problem." text:is-hidden="true">No, it must find a suitable handler first before unrolling the stack. If no suitable handler is found the stack is not necessarily unwound. This could be a problem.</text:hidden-text>. <text:change text:change-id="ct1252131424"/>Popping frames from the stack is also called <text:span text:style-name="T3">unwinding</text:span><text:span text:style-name="T4"> the stack.</text:span></text:p>
      <text:p text:style-name="Body_20_Text">If <text:change-start text:change-id="ct1252098428"/>no handler matches the exception object’s type<text:change-end text:change-id="ct1252098428"/><text:change text:change-id="ct1235625104"/>, the <text:span text:style-name="Code_20_Inline">std::terminate</text:span> function is called<text:hidden-text text:condition="ooow:comment == 1" text:string-value="If you mean that popping a frame will call dtors for local objects in that frame that have been constructed, you should note that this is implementation defined behaviour. Indeed unwinding the stack is unhelpful when dealing with debugging because it destroys the evidence." text:is-hidden="true">If you mean that popping a frame will call dtors for local objects in that frame that have been constructed, you should note that this is implementation defined behaviour. Indeed unwinding the stack is unhelpful when dealing with debugging because it destroys the evidence.</text:hidden-text>, which aborts the program<text:change text:change-id="ct1199443988"/>.<text:change-start text:change-id="ct1252134448"/> Some implementations will pop the stack and free local objects prior to calling <text:span text:style-name="Code_20_Inline">terminate</text:span>, but others won’t.<text:change-end text:change-id="ct1252134448"/></text:p>
      <text:p text:style-name="Body_20_Text">If a <text:span text:style-name="Code_20_Inline">catch</text:span> handler is found, the exception object initializes the handler’s exception object, and then the <text:span text:style-name="Code_20_Inline">catch</text:span> body is executed. <text:change text:change-id="ct1252131088"/><text:change-start text:change-id="ct1252131536"/>After the <text:span text:style-name="Code_20_Inline">catch</text:span> body exits normally,<text:change-end text:change-id="ct1252131536"/> the exception object is freed, and <text:change text:change-id="ct1247331016"/>execution continues with the statement that follows the end of the last sibling <text:span text:style-name="Code_20_Inline">catch</text:span> block.</text:p>
      <text:p text:style-name="Body_20_Text">If the handler throws an exception, <text:change text:change-id="ct1252098764"/>the search for a new matching handler <text:change-start text:change-id="ct1247331240"/>starts anew<text:change-end text:change-id="ct1247331240"/><text:change text:change-id="ct1199444884"/>. <text:change text:change-id="ct1199446564"/><text:change-start text:change-id="ct1199445668"/>A<text:change-end text:change-id="ct1199445668"/> handler cannot handle an exception that it throws, nor can any of its sibling handlers in the same <text:span text:style-name="Code_20_Inline">try</text:span> statement.</text:p>
      <text:p text:style-name="Body_20_Text">Listing <text:variable-get text:name="chapter" office:value-type="float" style:data-style-name="N0">43</text:variable-get>-<text:reference-ref text:reference-format="text" text:ref-name="visualize_exception_code">4</text:reference-ref> can help you visualize what is going on inside a program when it throws and catches an exception.</text:p>
      <text:p text:style-name="Code_20_Caption">Listing <text:variable-get text:name="chapter" office:value-type="float" style:data-style-name="N0">43</text:variable-get>-<text:reference-mark-start text:name="visualize_exception_code"/><text:sequence text:ref-name="refText3" text:name="Text" text:formula="ooow:Text+1" style:num-format="1">4</text:sequence><text:reference-mark-end text:name="visualize_exception_code"/>. Visualizing an exception</text:p>
      <text:list text:style-name="L1">
        <text:list-item>
          <text:p text:style-name="P5">#include &lt;exception&gt;</text:p>
        </text:list-item>
        <text:list-item>
          <text:p text:style-name="P6">#include &lt;iostream&gt;</text:p>
        </text:list-item>
        <text:list-item>
          <text:p text:style-name="P6">#include &lt;istream&gt;</text:p>
        </text:list-item>
        <text:list-item>
          <text:p text:style-name="P6">#include &lt;ostream&gt;</text:p>
        </text:list-item>
        <text:list-item>
          <text:p text:style-name="P6">#include &lt;string&gt;</text:p>
        </text:list-item>
        <text:list-item>
          <text:p text:style-name="P6"/>
        </text:list-item>
        <text:list-item>
          <text:p text:style-name="P6">/// Make visual the construction and destruction of objects.</text:p>
        </text:list-item>
        <text:list-item>
          <text:p text:style-name="P6">class visual</text:p>
        </text:list-item>
        <text:list-item>
          <text:p text:style-name="P6">{</text:p>
        </text:list-item>
        <text:list-item>
          <text:p text:style-name="P6">public:</text:p>
        </text:list-item>
        <text:list-item>
          <text:p text:style-name="P6"><text:s text:c="2"/>visual(std::string const&amp; what)</text:p>
        </text:list-item>
        <text:list-item>
          <text:p text:style-name="P6"><text:s text:c="2"/>: id_(serial_), what_(what)</text:p>
        </text:list-item>
        <text:list-item>
          <text:p text:style-name="P6"><text:s text:c="2"/>{</text:p>
        </text:list-item>
        <text:list-item>
          <text:p text:style-name="P6"><text:s text:c="4"/>++serial_;</text:p>
        </text:list-item>
        <text:list-item>
          <text:p text:style-name="P6"><text:s text:c="4"/>print("");</text:p>
        </text:list-item>
        <text:list-item>
          <text:p text:style-name="P6"><text:s text:c="2"/>}</text:p>
        </text:list-item>
        <text:list-item>
          <text:p text:style-name="P6"><text:s text:c="2"/>visual(visual const&amp; ex)</text:p>
        </text:list-item>
        <text:list-item>
          <text:p text:style-name="P6"><text:s text:c="2"/>: id_(ex.id_), what_(ex.what_)</text:p>
        </text:list-item>
        <text:list-item>
          <text:p text:style-name="P6"><text:s text:c="2"/>{</text:p>
        </text:list-item>
        <text:list-item>
          <text:p text:style-name="P6"><text:s text:c="4"/>print("copy ");</text:p>
        </text:list-item>
        <text:list-item>
          <text:p text:style-name="P6"><text:s text:c="2"/>}</text:p>
        </text:list-item>
        <text:list-item>
          <text:p text:style-name="P6"><text:s text:c="2"/>~visual()</text:p>
        </text:list-item>
        <text:list-item>
          <text:p text:style-name="P6"><text:s text:c="2"/>{</text:p>
        </text:list-item>
        <text:list-item>
          <text:p text:style-name="P6"><text:s text:c="4"/>print("~");</text:p>
        </text:list-item>
        <text:list-item>
          <text:p text:style-name="P6"><text:s text:c="2"/>}</text:p>
        </text:list-item>
        <text:list-item>
          <text:p text:style-name="P6"><text:s text:c="2"/>void print(std::string const&amp; label)</text:p>
        </text:list-item>
        <text:list-item>
          <text:p text:style-name="P6"><text:s text:c="2"/>const</text:p>
        </text:list-item>
        <text:list-item>
          <text:p text:style-name="P6"><text:s text:c="2"/>{</text:p>
        </text:list-item>
        <text:list-item>
          <text:p text:style-name="P6"><text:s text:c="4"/>std::cout &lt;&lt; label &lt;&lt; "visual(" &lt;&lt; what_ &lt;&lt; ": " &lt;&lt; id_ &lt;&lt; ")\n";</text:p>
        </text:list-item>
        <text:list-item>
          <text:p text:style-name="P6"><text:s text:c="2"/>}</text:p>
        </text:list-item>
        <text:list-item>
          <text:p text:style-name="P6">private:</text:p>
        </text:list-item>
        <text:list-item>
          <text:p text:style-name="P6"><text:s text:c="2"/>static int serial_;</text:p>
        </text:list-item>
        <text:list-item>
          <text:p text:style-name="P6"><text:s text:c="2"/>int const id_;</text:p>
        </text:list-item>
        <text:list-item>
          <text:p text:style-name="P6"><text:s text:c="2"/>std::string const what_;</text:p>
        </text:list-item>
        <text:list-item>
          <text:p text:style-name="P6">};</text:p>
        </text:list-item>
        <text:list-item>
          <text:p text:style-name="P6"/>
        </text:list-item>
        <text:list-item>
          <text:p text:style-name="P6">int visual::serial_(0);</text:p>
        </text:list-item>
        <text:list-item>
          <text:p text:style-name="P6"/>
        </text:list-item>
        <text:list-item>
          <text:p text:style-name="P6">void count_down(int n)</text:p>
        </text:list-item>
        <text:list-item>
          <text:p text:style-name="P6">{</text:p>
        </text:list-item>
        <text:list-item>
          <text:p text:style-name="P6"><text:s text:c="2"/>std::cout &lt;&lt; "start count_down(" &lt;&lt; n &lt;&lt; ")\n";</text:p>
        </text:list-item>
        <text:list-item>
          <text:p text:style-name="P6"><text:s text:c="2"/>visual v("count_down local");</text:p>
        </text:list-item>
        <text:list-item>
          <text:p text:style-name="P6"><text:s text:c="2"/>try</text:p>
        </text:list-item>
        <text:list-item>
          <text:p text:style-name="P6"><text:s text:c="2"/>{</text:p>
        </text:list-item>
        <text:list-item>
          <text:p text:style-name="P6"><text:s text:c="4"/>if (n == 3)</text:p>
        </text:list-item>
        <text:list-item>
          <text:p text:style-name="P6"><text:s text:c="6"/>throw visual("exception");</text:p>
        </text:list-item>
        <text:list-item>
          <text:p text:style-name="P6"><text:s text:c="4"/>else if (n &gt; 0)</text:p>
        </text:list-item>
        <text:list-item>
          <text:p text:style-name="P6"><text:s text:c="6"/>count_down(n - 1);</text:p>
        </text:list-item>
        <text:list-item>
          <text:p text:style-name="P6"><text:s text:c="2"/>}</text:p>
        </text:list-item>
        <text:list-item>
          <text:p text:style-name="P6"><text:s text:c="2"/>catch (visual ex)</text:p>
        </text:list-item>
        <text:list-item>
          <text:p text:style-name="P6"><text:s text:c="2"/>{</text:p>
        </text:list-item>
        <text:list-item>
          <text:p text:style-name="P6"><text:s text:c="4"/>ex.print("catch ");</text:p>
        </text:list-item>
        <text:list-item>
          <text:p text:style-name="P6"><text:s text:c="4"/>throw;</text:p>
        </text:list-item>
        <text:list-item>
          <text:p text:style-name="P6"><text:s text:c="2"/>}</text:p>
        </text:list-item>
        <text:list-item>
          <text:p text:style-name="P6"><text:s text:c="2"/>std::cout &lt;&lt; "end count_down(" &lt;&lt; n &lt;&lt; ")\n";</text:p>
        </text:list-item>
        <text:list-item>
          <text:p text:style-name="P6">}</text:p>
        </text:list-item>
        <text:list-item>
          <text:p text:style-name="P6"/>
        </text:list-item>
        <text:list-item>
          <text:p text:style-name="P6">int main()</text:p>
        </text:list-item>
        <text:list-item>
          <text:p text:style-name="P6">{</text:p>
        </text:list-item>
        <text:list-item>
          <text:p text:style-name="P6"><text:s text:c="2"/>try</text:p>
        </text:list-item>
        <text:list-item>
          <text:p text:style-name="P6"><text:s text:c="2"/>{</text:p>
        </text:list-item>
        <text:list-item>
          <text:p text:style-name="P6"><text:s text:c="4"/>count_down(2);</text:p>
        </text:list-item>
        <text:list-item>
          <text:p text:style-name="P6"><text:s text:c="4"/>count_down(4);</text:p>
        </text:list-item>
        <text:list-item>
          <text:p text:style-name="P6"><text:s text:c="2"/>}</text:p>
        </text:list-item>
        <text:list-item>
          <text:p text:style-name="P6"><text:s text:c="2"/>catch (visual const ex)</text:p>
        </text:list-item>
        <text:list-item>
          <text:p text:style-name="P6"><text:s text:c="2"/>{</text:p>
        </text:list-item>
        <text:list-item>
          <text:p text:style-name="P6"><text:s text:c="4"/>ex.print("catch ");</text:p>
        </text:list-item>
        <text:list-item>
          <text:p text:style-name="P6"><text:s text:c="2"/>}</text:p>
        </text:list-item>
        <text:list-item>
          <text:p text:style-name="P6"><text:s text:c="2"/>std::cout &lt;&lt; "All done!\n";</text:p>
        </text:list-item>
        <text:list-item>
          <text:p text:style-name="P7">}</text:p>
        </text:list-item>
      </text:list>
      <text:p text:style-name="Body_20_Text_20_Cont">The <text:span text:style-name="Code_20_Inline">visual</text:span> class helps show when and how objects are constructed, copied, and destroyed. The <text:span text:style-name="Code_20_Inline">count_down</text:span> function throws an exception when its argument equals 3, and it calls itself when its argument is positive. The recursion stops for nonpositive arguments. To help you see function calls, it prints the argument upon entry to and exit from the function.</text:p>
      <text:p text:style-name="Body_20_Text">The first call to <text:span text:style-name="Code_20_Inline">count_down</text:span> does not trigger the exception, so you should see normal creation and destruction of the local <text:span text:style-name="Code_20_Inline">visual</text:span> object. <text:span text:style-name="T5">Write exactly what the program should print as a result of line 62 (</text:span><text:span text:style-name="T6">count_down(2)</text:span><text:span text:style-name="T5">):</text:span></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Cont">The next call to <text:span text:style-name="Code_20_Inline">count_down</text:span> from <text:span text:style-name="Code_20_Inline">main</text:span> (line 63) allows <text:span text:style-name="Code_20_Inline">count_down</text:span> to recurse once before throwing an exception. So <text:span text:style-name="Code_20_Inline">count_down(4)</text:span> calls <text:span text:style-name="Code_20_Inline">count_down(3)</text:span>. The local object, <text:span text:style-name="Code_20_Inline">v</text:span>, is constructed inside <text:span text:style-name="Code_20_Inline">count_down(4)</text:span>, and a new instance of <text:span text:style-name="Code_20_Inline">v</text:span> is constructed inside <text:span text:style-name="Code_20_Inline">count_down(3)</text:span>. Then the exception object is created and thrown. (See Figure <text:variable-get text:name="chapter" office:value-type="float" style:data-style-name="N0">43</text:variable-get>-<text:reference-ref text:reference-format="text" text:ref-name="count_down_4_fig">1</text:reference-ref>.)</text:p>
      <text:p text:style-name="Production">Insert 7494f4301.eps</text:p>
      <text:p text:style-name="Figure_20_Caption">Figure <text:variable-get text:name="chapter" office:value-type="float" style:data-style-name="N0">43</text:variable-get>-<text:reference-mark-start text:name="count_down_4_fig"/><text:sequence text:ref-name="refDrawing0" text:name="Drawing" text:formula="ooow:Drawing+1" style:num-format="1">1</text:sequence><text:reference-mark-end text:name="count_down_4_fig"/>. Program stack when the exception is thrown</text:p>
      <text:p text:style-name="Body_20_Text">The exception is caught inside <text:span text:style-name="Code_20_Inline">count_down</text:span>, so its frame is not popped. The exception object is then copied to <text:span text:style-name="Code_20_Inline">ex</text:span> (line 50), and the exception handler begins. It prints a message and then rethrows the original exception object (line 53). The exception-handling mechanism treats this exception the same way it treats any other: the <text:span text:style-name="Code_20_Inline">try</text:span> statement’s frame is popped, and then the <text:span text:style-name="Code_20_Inline">count_down</text:span> function’s frame is popped. Local objects are destroyed (including <text:span text:style-name="Code_20_Inline">ex</text:span> and <text:span text:style-name="Code_20_Inline">v</text:span>). The final statement in <text:span text:style-name="Code_20_Inline">count_down</text:span> does not execute.</text:p>
      <text:p text:style-name="Body_20_Text">The stack is unwound, and the <text:span text:style-name="Code_20_Inline">try</text:span> statement inside the call to <text:span text:style-name="Code_20_Inline">count_down(4)</text:span> is found, and once again, the exception object is copied to a new instance of <text:span text:style-name="Code_20_Inline">ex</text:span>. (See Figure <text:variable-get text:name="chapter" office:value-type="float" style:data-style-name="N0">43</text:variable-get>-<text:reference-ref text:reference-format="text" text:ref-name="count_down_4_pop_fig">2</text:reference-ref>.) The exception handler prints a message, and rethrows the original exception. The <text:span text:style-name="Code_20_Inline">count_down(4)</text:span> frame is popped, returning control to the <text:span text:style-name="Code_20_Inline">try</text:span> statement in <text:span text:style-name="Code_20_Inline">main</text:span>. Again, the final statement in <text:span text:style-name="Code_20_Inline">count_down</text:span> does not execute.</text:p>
      <text:p text:style-name="Production">Insert 7494f4302.eps</text:p>
      <text:p text:style-name="Figure_20_Caption">Figure <text:variable-get text:name="chapter" office:value-type="float" style:data-style-name="N0">43</text:variable-get>-<text:reference-mark-start text:name="count_down_4_pop_fig"/><text:sequence text:ref-name="refDrawing1" text:name="Drawing" text:formula="ooow:Drawing+1" style:num-format="1">2</text:sequence><text:reference-mark-end text:name="count_down_4_pop_fig"/>. Program stack after rethrowing exception</text:p>
      <text:p text:style-name="Body_20_Text">The exception handler in <text:span text:style-name="Code_20_Inline">main</text:span> gets its turn, and this handler prints the exception object one last time (line 65). After the handler prints a message, and the <text:span text:style-name="Code_20_Inline">catch</text:span> body reaches its end, the local exception object and the original exception object are destroyed. Execution then continues normally on line 69. The final output is:</text:p>
      <text:p text:style-name="Results_20_First">start count_down(2)</text:p>
      <text:p text:style-name="Results">visual(count_down local: 0)</text:p>
      <text:p text:style-name="Results">start count_down(1)</text:p>
      <text:p text:style-name="Results">visual(count_down local: 1)</text:p>
      <text:p text:style-name="Results">start count_down(0)</text:p>
      <text:p text:style-name="Results">visual(count_down local: 2)</text:p>
      <text:p text:style-name="Results">end count_down(0)</text:p>
      <text:p text:style-name="Results">~visual(count_down local: 2)</text:p>
      <text:p text:style-name="Results">end count_down(1)</text:p>
      <text:p text:style-name="Results">~visual(count_down local: 1)</text:p>
      <text:p text:style-name="Results">end count_down(2)</text:p>
      <text:p text:style-name="Results">~visual(count_down local: 0)</text:p>
      <text:p text:style-name="Results">start count_down(4)</text:p>
      <text:p text:style-name="Results">visual(count_down local: 3)</text:p>
      <text:p text:style-name="Results">start count_down(3)</text:p>
      <text:p text:style-name="Results">visual(count_down local: 4)</text:p>
      <text:p text:style-name="Results">visual(exception: 5)</text:p>
      <text:p text:style-name="Results">copy visual(exception: 5)</text:p>
      <text:p text:style-name="Results">catch visual(exception: 5)</text:p>
      <text:p text:style-name="Results">~visual(exception: 5)</text:p>
      <text:p text:style-name="Results">~visual(count_down local: 4)</text:p>
      <text:p text:style-name="Results">copy visual(exception: 5)</text:p>
      <text:p text:style-name="Results">catch visual(exception: 5)</text:p>
      <text:p text:style-name="Results">~visual(exception: 5)</text:p>
      <text:p text:style-name="Results">~visual(count_down local: 3)</text:p>
      <text:p text:style-name="Results">copy visual(exception: 5)</text:p>
      <text:p text:style-name="Results">catch visual(exception: 5)</text:p>
      <text:p text:style-name="Results">~visual(exception: 5)</text:p>
      <text:p text:style-name="Results_20_Last">~visual(exception: 5)</text:p>
      <text:p text:style-name="Heading_20_1">Standard Exceptions</text:p>
      <text:p text:style-name="Body_20_Text_20_First">The standard library defines several standard exception types. The base class, <text:span text:style-name="Code_20_Inline">exception</text:span>, is declared in the <text:span text:style-name="Code_20_Inline">&lt;exception&gt;</text:span> header. Most of the other exception classes are defined in the <text:span text:style-name="Code_20_Inline">&lt;stdexcept&gt;</text:span> header. If you want to define your own exception class, I recommend deriving it from one of the standard exceptions in <text:span text:style-name="Code_20_Inline">&lt;stdexcept&gt;</text:span>.</text:p>
      <text:p text:style-name="Body_20_Text">The standard exceptions are divided into two categories (with two base classes that derive directly from <text:span text:style-name="Code_20_Inline">exception</text:span>):</text:p>
      <text:list text:style-name="L2">
        <text:list-item>
          <text:p text:style-name="P8">Runtime errors (<text:span text:style-name="Code_20_Inline">std::runtime_error</text:span>) are exceptions that you cannot detect or prevent merely by examining the source code. They arise from conditions that you can anticipate, but not prevent.</text:p>
        </text:list-item>
        <text:list-item>
          <text:p text:style-name="P9">Logical errors (<text:span text:style-name="Code_20_Inline">std::logic_error</text:span>) are the result of programmer error. They represent violations of preconditions, invalid function arguments, and other errors that the programmer should prevent in code<text:hidden-text text:condition="ooow:comment == 1" text:string-value="and many programmers consider it incorrect to handle these as exceptions" text:is-hidden="true">and many programmers consider it incorrect to handle these as exceptions</text:hidden-text>.</text:p>
        </text:list-item>
      </text:list>
      <text:p text:style-name="Body_20_Text_20_Cont">The other standard exception classes in <text:span text:style-name="Code_20_Inline">&lt;stdexcept&gt;</text:span> derive from these two. Most standard library exceptions are logic errors. For example, <text:span text:style-name="Code_20_Inline">out_of_range</text:span> inherits from <text:span text:style-name="Code_20_Inline">logic_error</text:span>. The <text:span text:style-name="Code_20_Inline">at</text:span> member function (and others) throws <text:span text:style-name="Code_20_Inline">out_of_range</text:span> when the index is out of range. After all, you should be checking indices and sizes to be sure your vector and string usage is correct, and not rely on exceptions. The exceptions are there to provide clean, orderly shutdown of your program when you do make a mistake (and we all make mistakes).</text:p>
      <text:p text:style-name="Body_20_Text">Any decent library reference tells you which functions throw which exceptions, such as <text:span text:style-name="Code_20_Inline">at</text:span> can throw <text:span text:style-name="Code_20_Inline">out_of_range</text:span>. Any function might throw other, undocumented exceptions, too, depending on the library’s and compiler’s implementation. In general, however, the standard library uses few exceptions. Instead, most of the library yields undefined behavior when you provide bad input. The I/O streams do not ordinarily throw any exceptions, but you arrange for them to throw exceptions when bad errors happen, as I explain in the next section.</text:p>
      <text:p text:style-name="Heading_20_1">I/O Exceptions</text:p>
      <text:p text:style-name="Body_20_Text_20_First">You learned about I/O stream state bits in Exploration 28. State bits are important, but checking them repeatedly is cumbersome. In particular, many programs fail to check the state bits of output streams, especially when writing to the standard output. That’s just plain, old-fashioned laziness. Fortunately, C++ offers an avenue for <text:change text:change-id="ct1247330456"/>programmers to gain I/O safety with not much extra work<text:hidden-text text:condition="ooow:comment == 1" text:string-value="well actually it is quite useful when writing quick and dirty code for temporary usage." text:is-hidden="true">well actually it is quite useful when writing quick and dirty code for temporary usage.</text:hidden-text>: the stream can throw an exception when I/O fails.</text:p>
      <text:p text:style-name="Body_20_Text">In addition to state bits, each stream also has an <text:span text:style-name="T3">exception mask</text:span>. The exception mask tells the stream to throw an exception if a corresponding state bit changes value. For example, you could set <text:span text:style-name="Code_20_Inline">badbit</text:span> in the exception mask, and never write an explicit check for this unlikely occurrence. If a serious I/O error were to occur, causing <text:span text:style-name="Code_20_Inline">badbit</text:span> to become set, the stream would throw an exception. You can write a handler at a high level to catch the exception and terminate the program cleanly, as shown in Listing <text:variable-get text:name="chapter" office:value-type="float" style:data-style-name="N0">43</text:variable-get>-<text:reference-ref text:reference-format="text" text:ref-name="io_exception_mask_code">5</text:reference-ref>.</text:p>
      <text:p text:style-name="Code_20_Caption">Listing <text:variable-get text:name="chapter" office:value-type="float" style:data-style-name="N0">43</text:variable-get>-<text:reference-mark-start text:name="io_exception_mask_code"/><text:sequence text:ref-name="refText4" text:name="Text" text:formula="ooow:Text+1" style:num-format="1">5</text:sequence><text:reference-mark-end text:name="io_exception_mask_code"/>. Using an I/O stream exception mask</text:p>
      <text:p text:style-name="Code_20_First">#include &lt;ios&gt;</text:p>
      <text:p text:style-name="Code">#include &lt;iostream&gt;</text:p>
      <text:p text:style-name="Code">#include &lt;istream&gt;</text:p>
      <text:p text:style-name="Code">#include &lt;ostream&gt;</text:p>
      <text:p text:style-name="Code"/>
      <text:p text:style-name="Code">int main()</text:p>
      <text:p text:style-name="Code">{</text:p>
      <text:p text:style-name="Code"><text:s text:c="2"/>std::cin.exceptions(std::ios_base::badbit);</text:p>
      <text:p text:style-name="Code"><text:s text:c="2"/>std::cout.exceptions(std::ios_base::badbit);</text:p>
      <text:p text:style-name="Code"/>
      <text:p text:style-name="Code"><text:s text:c="2"/>int x(0);</text:p>
      <text:p text:style-name="Code"><text:s text:c="2"/>try</text:p>
      <text:p text:style-name="Code"><text:s text:c="2"/>{</text:p>
      <text:p text:style-name="Code"><text:s text:c="4"/>while (std::cin &gt;&gt; x)</text:p>
      <text:p text:style-name="Code"><text:s text:c="6"/>std::cout &lt;&lt; x &lt;&lt; '\n';</text:p>
      <text:p text:style-name="Code"><text:s text:c="4"/>if (not std::cin.eof()) // failure without eof means invalid input</text:p>
      <text:p text:style-name="Code"><text:s text:c="6"/>std::cerr &lt;&lt; "Invalid integer input. Program terminated.\n";</text:p>
      <text:p text:style-name="Code"><text:s text:c="2"/>}</text:p>
      <text:p text:style-name="Code"><text:s text:c="2"/>catch(std::ios_base::failure const&amp; ex)</text:p>
      <text:p text:style-name="Code"><text:s text:c="2"/>{</text:p>
      <text:p text:style-name="Code"><text:s text:c="4"/>std::cerr &lt;&lt; "Major I/O failure! Program terminated.\n";</text:p>
      <text:p text:style-name="Code"><text:s text:c="4"/>std::terminate();</text:p>
      <text:p text:style-name="Code"><text:s text:c="2"/>}</text:p>
      <text:p text:style-name="Code_20_Last">}</text:p>
      <text:p text:style-name="Body_20_Text_20_Cont">As you can see, the exception class is named <text:span text:style-name="Code_20_Inline">std::ios_base::failure</text:span>. Also note a new output stream: <text:span text:style-name="Code_20_Inline">std::cerr</text:span>. The <text:span text:style-name="Code_20_Inline">&lt;iostream&gt;</text:span> header actually declares several standard I/O streams. So far, I’ve used only <text:span text:style-name="Code_20_Inline">cin</text:span> and <text:span text:style-name="Code_20_Inline">cout</text:span> because that’s all we’ve needed. The <text:span text:style-name="Code_20_Inline">cerr</text:span> stream is an output stream dedicated to error output. In this case, separating normal output (to <text:span text:style-name="Code_20_Inline">cout</text:span>) from error output (to <text:span text:style-name="Code_20_Inline">cerr</text:span>) is important because <text:span text:style-name="Code_20_Inline">cout</text:span> might have a fatal error (say, a disk is full), so any attempt to write an error message to <text:span text:style-name="Code_20_Inline">cout</text:span> would be futile. Instead, the program writes the message to <text:span text:style-name="Code_20_Inline">cerr.</text:span> There’s no guarantee that writing to <text:span text:style-name="Code_20_Inline">cerr</text:span> would work, but at least there’s a chance<text:hidden-text text:condition="ooow:comment == 1" text:string-value="only if you ensure that cout and cerr use different resources (by default they are the same)" text:is-hidden="true">only if you ensure that cout and cerr use different resources (by default they are the same)</text:hidden-text><text:change-start text:change-id="ct1248188404"/>, for example, the user might redirect the standard output to a file (and thereby encounter a disk-full error), while allowing the error output to appear on a console<text:change-end text:change-id="ct1248188404"/>.</text:p>
      <text:p text:style-name="Body_20_Text">Recall that when an input stream reaches the end of the input, it sets <text:span text:style-name="Code_20_Inline">eofbit</text:span> in its state mask. Although you can also set this bit in the exceptions mask, I can’t see any reason why you would want to. If an input operation does not read anything useful from the stream, the stream sets <text:span text:style-name="Code_20_Inline">failbit</text:span>. The most common reasons that the stream might not read anything is end of file (<text:span text:style-name="Code_20_Inline">eofbit</text:span> is set) or an input formatting error (e.g., text in the input stream when the program tries to read a number). Again, it’s possible to set <text:span text:style-name="Code_20_Inline">failbit</text:span> in the exception mask, but most programs rely on ordinary program logic to test the state of an input stream. Exceptions are for exceptional conditions, and end-of-file is a normal occurrence when reading from a stream.</text:p>
      <text:p text:style-name="Body_20_Text">The loop ends when <text:span text:style-name="Code_20_Inline">failbit</text:span> is set, but you need to test further to discover whether <text:span text:style-name="Code_20_Inline">failbit</text:span> is set because of a normal end-of-file condition or because of malformed input. If <text:span text:style-name="Code_20_Inline">eofbit</text:span> is also set, you know the stream is at its end. Otherwise, <text:span text:style-name="Code_20_Inline">failbit</text:span> must be due to malformed input.</text:p>
      <text:p text:style-name="Body_20_Text">As you can see, exceptions are not the solution for every error situation. Thus, <text:span text:style-name="Code_20_Inline">badbit</text:span> in the only bit in the exception mask that makes sense for most programs, especially for input streams. An output stream sets <text:span text:style-name="Code_20_Inline">failbit</text:span> if it cannot write the entire value to the stream. Usually, such a failure occurs because of an I/O error that sets <text:span text:style-name="Code_20_Inline">badbit</text:span>, but it’s at least theoretically possible for output failure to set <text:span text:style-name="Code_20_Inline">failbit</text:span> without also setting <text:span text:style-name="Code_20_Inline">badbit</text:span>. In most situations, any output failure is cause for alarm, so you might want to throw an exception for <text:span text:style-name="Code_20_Inline">failbit</text:span> with output streams and <text:span text:style-name="Code_20_Inline">badbit</text:span> with input streams:</text:p>
      <text:p text:style-name="Code_20_First">std::cin.exceptions(std::ios_base::badbit);</text:p>
      <text:p text:style-name="Code_20_Last">std::cout.exceptions(std::ios_base::failbit);</text:p>
      <text:p text:style-name="Heading_20_1">Custom Exceptions</text:p>
      <text:p text:style-name="Body_20_Text_20_First">Exceptions simplify coding by removing exceptional conditions from the main flow of control. You can and should use exceptions for many different error situations. For example, the <text:span text:style-name="Code_20_Inline">rational</text:span> class (most recently appearing in Exploration 38) has, so far, completely avoided the issue of division by zero. A better solution than invoking undefined behavior (which is what happens when you divide by zero) is to throw an exception anytime the denominator is zero. Define your own exception class by deriving from one of the standard exception base classes, as shown in Listing <text:variable-get text:name="chapter" office:value-type="float" style:data-style-name="N0">43</text:variable-get>-<text:reference-ref text:reference-format="text" text:ref-name="rational_exception_code">6</text:reference-ref>. By defining your own exception class, any user of <text:span text:style-name="Code_20_Inline">rational</text:span> can easily distinguish its exceptions from other exceptions.</text:p>
      <text:p text:style-name="Code_20_Caption"><text:hidden-text text:condition="ooow:" text:string-value=".func" text:is-hidden="true"/>Listing <text:variable-get text:name="chapter" office:value-type="float" style:data-style-name="N0">43</text:variable-get>-<text:reference-mark-start text:name="rational_exception_code"/><text:sequence text:ref-name="refText5" text:name="Text" text:formula="ooow:Text+1" style:num-format="1">6</text:sequence><text:reference-mark-end text:name="rational_exception_code"/>. Throwing an exception for a zero denominator</text:p>
      <text:p text:style-name="Code_20_First">#ifndef RATIONAL_HPP_</text:p>
      <text:p text:style-name="Code">#define RATIONAL_HPP_</text:p>
      <text:p text:style-name="Code"/>
      <text:p text:style-name="Code">#include &lt;stdexcept&gt;</text:p>
      <text:p text:style-name="Code">#include &lt;string&gt;</text:p>
      <text:p text:style-name="Code"/>
      <text:p text:style-name="Code">class rational</text:p>
      <text:p text:style-name="Code">{</text:p>
      <text:p text:style-name="Code">public:</text:p>
      <text:p text:style-name="Code"><text:s text:c="2"/>class zero_denominator : public std::logic_error</text:p>
      <text:p text:style-name="Code"><text:s text:c="2"/>{</text:p>
      <text:p text:style-name="Code"><text:s text:c="2"/>public:</text:p>
      <text:p text:style-name="Code"><text:s text:c="4"/>zero_denominator(std::string const&amp; what_arg) : logic_error(what_arg) {}</text:p>
      <text:p text:style-name="Code"><text:s text:c="2"/>};</text:p>
      <text:p text:style-name="Code"/>
      <text:p text:style-name="Code"><text:s text:c="2"/>rational(int num = 0) : numerator_(num), denominator_(1) {}</text:p>
      <text:p text:style-name="Code"><text:s text:c="2"/>rational(int num, int den) : numerator_(num), denominator_(den)</text:p>
      <text:p text:style-name="Code"><text:s text:c="2"/>{</text:p>
      <text:p text:style-name="Code"><text:s text:c="4"/>if (denominator_ == 0)</text:p>
      <text:p text:style-name="Code"><text:s text:c="6"/>throw zero_denominator("zero denominator");</text:p>
      <text:p text:style-name="Code"><text:s text:c="4"/>reduce();</text:p>
      <text:p text:style-name="Code"><text:s text:c="2"/>}</text:p>
      <text:p text:style-name="Code">... omitted for brevity ...</text:p>
      <text:p text:style-name="Code">};</text:p>
      <text:p text:style-name="Code_20_Last">#endif</text:p>
      <text:p text:style-name="Body_20_Text_20_Cont">Notice how the <text:span text:style-name="Code_20_Inline">zero_denominator</text:span> class nests within the <text:span text:style-name="Code_20_Inline">rational</text:span> class<text:hidden-text text:condition="ooow:comment == 1" text:string-value="Perhaps it is also worth highlighting that a nested class can derive from some other class" text:is-hidden="true">Perhaps it is also worth highlighting that a nested class can derive from some other class</text:hidden-text>.<text:change-start text:change-id="ct1199446228"/> The nested class is a perfectly ordinary class. It has no connecti<text:change-end text:change-id="ct1199446228"/><text:change-start text:change-id="ct1246007324"/>on with the outer class (as with a Java inner class), except the name. The nested class gets no special access to private members in the outer class, nor does the outer class get special access to the nest<text:change-end text:change-id="ct1246007324"/><text:change-start text:change-id="ct1247332472"/>ed class. The usual rules for access levels determine the accessibility of the nested class. Some nested classes are private helper classes, so you would declare them in a private section of the outer class definition. In this case, <text:span text:style-name="Code_20_Inline">zero_denominator</text:span> must be public so callers can use <text:span text:style-name="T1">the class in exception handlers.</text:span><text:change-end text:change-id="ct1247332472"/><text:change-start text:change-id="ct1251882892"/></text:p>
      <text:p text:style-name="Body_20_Text"><text:span text:style-name="T1">To use a nested class name outside the outer class, you must use the outer class and the nested class names, separated by a scope operator (</text:span><text:span text:style-name="T2">::</text:span><text:span text:style-name="T1">). The nested class name has no significance outside of the outer class’s scope. Thus, nested classes help avoid name collisions. They </text:span><text:change-end text:change-id="ct1251882892"/><text:change text:change-id="ct1660994124"/><text:change text:change-id="ct1248187956"/><text:change text:change-id="ct1248187284"/><text:change text:change-id="ct1247333928"/><text:change text:change-id="ct1247333816"/><text:change text:change-id="ct1247334264"/>also provides clear documentation for the human reader who sees the type in an exception handler:</text:p>
      <text:p text:style-name="Code_20_First">catch (rational::zero_denominator const&amp; ex) {</text:p>
      <text:p text:style-name="Code"><text:s text:c="2"/>std::cerr &lt;&lt; "zero denominator in rational number\n";</text:p>
      <text:p text:style-name="Code_20_Last">}</text:p>
      <text:p text:style-name="Body_20_Text_20_Cont"><text:span text:style-name="T5">Find all other places in the </text:span><text:span text:style-name="T6">rational</text:span><text:span text:style-name="T5"> class that need to check for a zero denominator, and add appropriate error-checking code to throw </text:span><text:span text:style-name="T6">zero_denominator</text:span><text:span text:style-name="T5">.</text:span></text:p>
      <text:p text:style-name="P1">All roads lead to <text:change-start text:change-id="ct1248186500"/><text:span text:style-name="Code_20_Inline">reduce()</text:span><text:change-end text:change-id="ct1248186500"/>, so one approach is to replace the assertion with a check for a zero denominator, and throw the exception there. You don’t need to modify any other functions, and even the extra check in the constructor (illustrated in Listing <text:variable-get text:name="chapter" office:value-type="float" style:data-style-name="N0">43</text:variable-get>-<text:reference-ref text:reference-format="text" text:ref-name="rational_exception_code">6</text:reference-ref>) is unnecessary. Listing <text:variable-get text:name="chapter" office:value-type="float" style:data-style-name="N0">43</text:variable-get>-<text:reference-ref text:reference-format="text" text:ref-name="reduce_code">7</text:reference-ref> shows the latest implementation of <text:span text:style-name="Code_20_Inline">reduce()</text:span>.</text:p>
      <text:p text:style-name="Code_20_Caption"><text:hidden-text text:condition="ooow:" text:string-value=".func" text:is-hidden="true"/>Listing <text:variable-get text:name="chapter" office:value-type="float" style:data-style-name="N0">43</text:variable-get>-<text:reference-mark-start text:name="reduce_code"/><text:sequence text:ref-name="refText6" text:name="Text" text:formula="ooow:Text+1" style:num-format="1">7</text:sequence><text:reference-mark-end text:name="reduce_code"/>. Checking for a zero denominator in <text:span text:style-name="Code_20_Inline">reduce()</text:span></text:p>
      <text:p text:style-name="Code">void rational::reduce()</text:p>
      <text:p text:style-name="Code">{</text:p>
      <text:p text:style-name="Code"><text:s text:c="2"/>if (denominator_ == 0)</text:p>
      <text:p text:style-name="Code"><text:s text:c="4"/>throw zero_denominator("denominator is zero");</text:p>
      <text:p text:style-name="Code"><text:s text:c="2"/>if (denominator_ &lt; 0)</text:p>
      <text:p text:style-name="Code"><text:s text:c="2"/>{</text:p>
      <text:p text:style-name="Code"><text:s text:c="4"/>denominator_ = -denominator_;</text:p>
      <text:p text:style-name="Code"><text:s text:c="4"/>numerator_ = -numerator_;</text:p>
      <text:p text:style-name="Code"><text:s text:c="2"/>}</text:p>
      <text:p text:style-name="Code"><text:s text:c="2"/>int div(gcd(numerator_, denominator_));</text:p>
      <text:p text:style-name="Code"><text:s text:c="2"/>numerator_ = numerator_ / div;</text:p>
      <text:p text:style-name="Code"><text:s text:c="2"/>denominator_ = denominator_ / div;</text:p>
      <text:p text:style-name="Code_20_Last">}</text:p>
      <text:p text:style-name="Heading_20_1">Exceptional Advice</text:p>
      <text:p text:style-name="Body_20_Text_20_First">The basic mechanics of exceptions are easy to grasp, but their proper use is more difficult. The applications programmer has three distinct tasks: catching exceptions, throwing exceptions, and avoiding exceptions.</text:p>
      <text:p text:style-name="Body_20_Text">You should write your programs to catch all exceptions, even the unexpected ones. One approach is for your <text:span text:style-name="Code_20_Inline">main</text:span> program to have a master <text:span text:style-name="Code_20_Inline">try</text:span> statement around the entire program body. Within the program, you might use targeted <text:span text:style-name="Code_20_Inline">try</text:span> statements to catch specific exceptions. The closer you are to the source of the exception, the mo<text:change text:change-id="ct1295850904"/><text:change-start text:change-id="ct1295851240"/>re<text:change-end text:change-id="ct1295851240"/> contextual information you have, and the better you can ameliorate the problem, or at least present the user with more useful messages.</text:p>
      <text:p text:style-name="Body_20_Text">This outermost <text:span text:style-name="Code_20_Inline">try</text:span> statement catches any exceptions that other statements miss. It is a last ditch attempt to present a coherent and helpful error message before the program terminates abruptly<text:hidden-text text:condition="ooow:comment == 1" text:string-value="however it also ensures that the stack is unwound (assuming that you use a catc(...) which may be a problem when debugging" text:is-hidden="true">however it also ensures that the stack is unwound (assuming that you use a catc(...) which may be a problem when debugging</text:hidden-text><text:change-start text:change-id="ct1251882220"/><text:hidden-text text:condition="ooow:" text:string-value="[RL]Which debugger stops when an exception is caught instead of when an exception is thrown (e.g., “catch throw” command in gdb)? And why would anyone use such a brain-dead debugger? And if I were stuck with a such a useless tool, I would write a throw_exception function that takes an std::exception argument and throws it. Thus, I could easily set a breakpoint on that function. But debugging techniques are not what this book is about." text:is-hidden="true"/><text:change-end text:change-id="ct1251882220"/>. At a minimum, tell the user that the program is terminating because of an unexpected exception.</text:p>
      <text:p text:style-name="Body_20_Text">In an event-driven program, such as a GUI application, exceptions are more problematic. <text:s/>The outermost <text:span text:style-name="Code_20_Inline">try</text:span> statement shuts down the program, closing all windows. Most event handlers should have their own <text:span text:style-name="Code_20_Inline">try</text:span> statement to handle exceptions for that particular menu pick, keystroke event, and so on.</text:p>
      <text:p text:style-name="Body_20_Text">Within the body of your program, better than catching exceptions is avoiding them. Use the <text:span text:style-name="Code_20_Inline">at</text:span> member function to access elements of a vector, but you should write the code so you are confident that the index is always valid. Index and length exceptions are signs of programmer error.</text:p>
      <text:p text:style-name="Body_20_Text">When writing low-level code, throw exceptions for most error situations that should not happen, or that otherwise reflect programmer error. Some error conditions are especially dangerous. For example, in the <text:change-start text:change-id="ct1247332248"/><text:span text:style-name="Code_20_Inline">rational</text:span><text:change-end text:change-id="ct1247332248"/> class, a denominator should never be zero or negative after <text:span text:style-name="Code_20_Inline">reduce()</text:span> returns. If a condition arises when the denominator is indeed zero or negative, the internal state of the program is corrupt. If the program were to attempt a graceful shutdown, saving all files, etc., it might end up writing bad data to the files. Better to terminate immediately. Use assertions, not exceptions, for such emergencies.</text:p>
      <text:p text:style-name="Body_20_Text">Ideally, your code should validate user input, check vector indices, and make sure all arguments to all functions are valid before calling the functions. If anything is invalid, your program can tell the user with a clear, direct message, and so avoid exceptions entirely. Exceptions are a safety net when you checks fail or you forget to check for certain conditions.</text:p>
      <text:p text:style-name="Body_20_Text">As a general rule, libraries should throw exceptions, not catch them. Applications tend to catch exceptions more than throw them. As programs grow more complex, I will highlight situations that call for exceptions, throwing or catching.</text:p>
      <text:p text:style-name="Body_20_Text">Now that you know how to write classes, overload operators, and handle errors, you need only learn about some additional operators before you can start implementing fully-functional classes of your own. The next exploration revisits some familiar operators and introduces a few new ones.</text:p>
      <text:p text:style-name="Body_20_Text"/>
      <text:p text:style-name="Body_20_Text"><text:hidden-text text:condition="ooow:comment == 1" text:string-value="I think you should review your understanding of the details of throw and catch and when the stack is unwound. Then you might choose to rework this chapter a bit." text:is-hidden="true">I think you should review your understanding of the details of throw and catch and when the stack is unwound. Then you might choose to rework this chapter a bit.</text:hidd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1"/>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43 - Exceptions</dc:title>
    <dc:subject>Exploring C++</dc:subject>
    <meta:initial-creator>Ray Lischner</meta:initial-creator>
    <meta:creation-date>2006-03-30T10:01:31</meta:creation-date>
    <dc:creator>Ray Lischner</dc:creator>
    <dc:date>2006-10-16T10:47:19</dc:date>
    <dc:language>en-US</dc:language>
    <meta:editing-cycles>136</meta:editing-cycles>
    <meta:editing-duration>P17DT10H59M11S</meta:editing-duration>
    <meta:user-defined meta:name="codex-configfile">apress-cpp-dox.xml</meta:user-defined>
    <meta:user-defined meta:name="codex-chapter-number">43</meta:user-defined>
    <meta:user-defined meta:name="codex-doxygen"/>
    <meta:user-defined meta:name="Info 4"/>
    <meta:document-statistic meta:table-count="0" meta:image-count="0" meta:object-count="0" meta:page-count="15" meta:paragraph-count="355" meta:word-count="5082" meta:character-count="31365"/>
  </office:meta>
</office:document-meta>
</file>